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3.1889in"/>
    </style:style>
    <style:style style:name="Table1.C" style:family="table-column">
      <style:table-column-properties style:column-width="2.171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ea7d" officeooo:paragraph-rsid="0012ea7d"/>
    </style:style>
    <style:style style:name="P2" style:family="paragraph" style:parent-style-name="Table_20_Contents">
      <style:text-properties officeooo:paragraph-rsid="0012ea7d"/>
    </style:style>
    <style:style style:name="T1" style:family="text">
      <style:text-properties officeooo:rsid="0012ea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Question</text:p>
          </table:table-cell>
          <table:table-cell table:style-name="Table1.A1" office:value-type="string">
            <text:p text:style-name="P1">Me</text:p>
          </table:table-cell>
          <table:table-cell table:style-name="Table1.C1" office:value-type="string">
            <text:p text:style-name="P1">Other person</text:p>
          </table:table-cell>
        </table:table-row>
        <table:table-row>
          <table:table-cell table:style-name="Table1.A2" office:value-type="string">
            <text:p text:style-name="Table_20_Contents">What came easily about this piece?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hat was challenging for you?</text:p>
            <text:p text:style-name="Table_20_Contents"/>
            <text:p text:style-name="Table_20_Contents"/>
            <text:p text:style-name="P2"/>
            <text:p text:style-name="Table_20_Contents"/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hat did you learn from writing this piece?</text:p>
            <text:p text:style-name="Table_20_Contents"/>
            <text:p text:style-name="P2"/>
            <text:p text:style-name="Table_20_Contents"/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hat questions still remain? What did working on this show you that you want to learn more about?</text:p>
            <text:p text:style-name="Table_20_Contents"/>
            <text:p text:style-name="Table_20_Contents"/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hat was your process writing this?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hat's your favorite part <text:span text:style-name="T1">of the piece? </text:span>/ What do you love about it?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0:07:36.600936288</meta:creation-date>
    <dc:date>2019-06-03T10:11:06.052895495</dc:date>
    <meta:editing-duration>PT3M31S</meta:editing-duration>
    <meta:editing-cycles>1</meta:editing-cycles>
    <meta:document-statistic meta:table-count="1" meta:image-count="0" meta:object-count="0" meta:page-count="2" meta:paragraph-count="9" meta:word-count="61" meta:character-count="328" meta:non-whitespace-character-count="276"/>
    <meta:generator>LibreOffice/6.0.7.3$Linux_X86_64 LibreOffice_project/00m0$Build-3</meta:generator>
  </office:meta>
</office:document-meta>
</file>